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NimbusRomNo9L-ReguItal" svg:font-family="NimbusRomNo9L-ReguItal" style:font-family-generic="system"/>
    <style:font-face style:name="NimbusRomNo9L-Regu" svg:font-family="NimbusRomNo9L-Regu" style:font-family-generic="system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9173in"/>
    </style:style>
    <style:style style:name="TableColumn3" style:family="table-column">
      <style:table-column-properties style:column-width="0.9159in"/>
    </style:style>
    <style:style style:name="TableColumn4" style:family="table-column">
      <style:table-column-properties style:column-width="0.3937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1.7104in"/>
    </style:style>
    <style:style style:name="TableColumn7" style:family="table-column">
      <style:table-column-properties style:column-width="0.6895in"/>
    </style:style>
    <style:style style:name="Table1" style:family="table" style:master-page-name="MP0">
      <style:table-properties style:width="5.808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text-align="start" fo:margin-top="0.0694in" fo:margin-bottom="0.0694in" fo:line-height="100%" fo:text-indent="0in"/>
      <style:text-properties style:font-name="Times New Roman" style:font-name-asian="Times New Roman" style:font-name-complex="Times New Roman" fo:font-weight="bold" style:font-weight-asian="bold" style:font-weight-complex="bold" style:letter-kerning="true" fo:font-size="12pt" style:font-size-asian="12pt" style:font-size-complex="12pt" fo:language="en" fo:country="US" style:language-asian="de" style:country-asian="DE"/>
    </style:style>
    <style:style style:name="TableRow11" style:family="table-row">
      <style:table-row-properties/>
    </style:style>
    <style:style style:name="TableCell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8" style:family="table-row">
      <style:table-row-properties/>
    </style:style>
    <style:style style:name="TableCell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line-height="100%" fo:text-indent="0in"/>
    </style:style>
    <style:style style:name="T23" style:parent-style-name="DefaultParagraphFont" style:family="text">
      <style:text-properties style:font-name="Times New Roman" style:font-name-complex="Times New Roman" fo:font-size="9pt" style:font-size-asian="9pt" style:font-size-complex="9pt"/>
    </style:style>
    <style:style style:name="T24" style:parent-style-name="DefaultParagraphFont" style:family="text">
      <style:text-properties style:font-name="Times New Roman" style:font-name-asian="Times New Roman" fo:font-style="italic" style:font-style-asian="italic" style:font-style-complex="italic" style:letter-kerning="false" fo:font-size="9pt" style:font-size-asian="9pt" style:font-size-complex="9pt" style:language-asian="de" style:country-asian="DE"/>
    </style:style>
    <style:style style:name="T25" style:parent-style-name="DefaultParagraphFont" style:family="text">
      <style:text-properties style:font-name="Times New Roman" style:font-name-asian="Times New Roman" fo:font-style="italic" style:font-style-asian="italic" style:font-style-complex="italic" style:letter-kerning="false" fo:font-size="9pt" style:font-size-asian="9pt" style:font-size-complex="9pt" fo:language="en" fo:country="US" style:language-asian="de" style:country-asian="DE"/>
    </style:style>
    <style:style style:name="TableCell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4" style:family="table-row">
      <style:table-row-properties/>
    </style:style>
    <style:style style:name="TableCell3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4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47" style:family="table-row">
      <style:table-row-properties/>
    </style:style>
    <style:style style:name="P4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55" style:family="table-row">
      <style:table-row-properties/>
    </style:style>
    <style:style style:name="P5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6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63" style:family="table-row">
      <style:table-row-properties/>
    </style:style>
    <style:style style:name="P6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6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6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6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6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71" style:family="table-row">
      <style:table-row-properties/>
    </style:style>
    <style:style style:name="P7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7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7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7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7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79" style:family="table-row">
      <style:table-row-properties/>
    </style:style>
    <style:style style:name="P8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8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8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8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8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8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87" style:family="table-row">
      <style:table-row-properties/>
    </style:style>
    <style:style style:name="TableCell8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9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9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9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9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00" style:family="table-row">
      <style:table-row-properties/>
    </style:style>
    <style:style style:name="P10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0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0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0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0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08" style:family="table-row">
      <style:table-row-properties/>
    </style:style>
    <style:style style:name="P10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1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1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1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1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16" style:family="table-row">
      <style:table-row-properties/>
    </style:style>
    <style:style style:name="P11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1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1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2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2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24" style:family="table-row">
      <style:table-row-properties/>
    </style:style>
    <style:style style:name="P12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2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2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2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2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32" style:family="table-row">
      <style:table-row-properties/>
    </style:style>
    <style:style style:name="P13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3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3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3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3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40" style:family="table-row">
      <style:table-row-properties/>
    </style:style>
    <style:style style:name="TableCell14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4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4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4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start" fo:line-height="100%" fo:text-indent="0in"/>
    </style:style>
    <style:style style:name="T151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54" style:family="table-row">
      <style:table-row-properties/>
    </style:style>
    <style:style style:name="P15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5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5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5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start" fo:line-height="100%" fo:text-indent="0in"/>
    </style:style>
    <style:style style:name="T161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64" style:family="table-row">
      <style:table-row-properties/>
    </style:style>
    <style:style style:name="P16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6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6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6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start" fo:line-height="100%" fo:text-indent="0in"/>
    </style:style>
    <style:style style:name="T171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72" style:family="table-cell">
      <style:table-cell-properties fo:border="none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74" style:family="table-row">
      <style:table-row-properties/>
    </style:style>
    <style:style style:name="P17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7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7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7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81" style:family="table-cell">
      <style:table-cell-properties fo:border="none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83" style:family="table-row">
      <style:table-row-properties/>
    </style:style>
    <style:style style:name="P18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8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8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18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start" fo:line-height="100%" fo:text-indent="0in"/>
    </style:style>
    <style:style style:name="T19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193" style:family="table-row">
      <style:table-row-properties/>
    </style:style>
    <style:style style:name="P19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9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9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19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1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start" fo:line-height="100%" fo:text-indent="0in"/>
    </style:style>
    <style:style style:name="T20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03" style:family="table-row">
      <style:table-row-properties/>
    </style:style>
    <style:style style:name="TableCell20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0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0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1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start" fo:line-height="100%" fo:text-indent="0in"/>
    </style:style>
    <style:style style:name="T214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17" style:family="table-row">
      <style:table-row-properties/>
    </style:style>
    <style:style style:name="P21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1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2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2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start" fo:line-height="100%" fo:text-indent="0in"/>
    </style:style>
    <style:style style:name="T224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27" style:family="table-row">
      <style:table-row-properties/>
    </style:style>
    <style:style style:name="P22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2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3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3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start" fo:line-height="100%" fo:text-indent="0in"/>
    </style:style>
    <style:style style:name="T234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35" style:family="table-cell">
      <style:table-cell-properties fo:border="none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37" style:family="table-row">
      <style:table-row-properties/>
    </style:style>
    <style:style style:name="P23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3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4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4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44" style:family="table-cell">
      <style:table-cell-properties fo:border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46" style:family="table-row">
      <style:table-row-properties/>
    </style:style>
    <style:style style:name="P24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24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24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25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start" fo:line-height="100%" fo:text-indent="0in"/>
    </style:style>
    <style:style style:name="T25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56" style:family="table-row">
      <style:table-row-properties/>
    </style:style>
    <style:style style:name="P25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5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5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6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start" fo:line-height="100%" fo:text-indent="0in"/>
    </style:style>
    <style:style style:name="T26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66" style:family="table-row">
      <style:table-row-properties/>
    </style:style>
    <style:style style:name="TableCell26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6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7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7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start" fo:line-height="100%" fo:text-indent="0in"/>
    </style:style>
    <style:style style:name="T277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80" style:family="table-row">
      <style:table-row-properties/>
    </style:style>
    <style:style style:name="P28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8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8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8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85" style:family="table-cell">
      <style:table-cell-properties fo:border="none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start" fo:line-height="100%" fo:text-indent="0in"/>
    </style:style>
    <style:style style:name="T287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290" style:family="table-row">
      <style:table-row-properties/>
    </style:style>
    <style:style style:name="P29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9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9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29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295" style:family="table-cell">
      <style:table-cell-properties fo:border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start" fo:line-height="100%" fo:text-indent="0in"/>
    </style:style>
    <style:style style:name="T297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00" style:family="table-row">
      <style:table-row-properties/>
    </style:style>
    <style:style style:name="P30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0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0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0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07" style:family="table-cell">
      <style:table-cell-properties fo:border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309" style:family="table-row">
      <style:table-row-properties/>
    </style:style>
    <style:style style:name="P31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1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1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1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start" fo:line-height="100%" fo:text-indent="0in"/>
    </style:style>
    <style:style style:name="T31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17" style:family="table-cell">
      <style:table-cell-properties fo:border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19" style:family="table-row">
      <style:table-row-properties/>
    </style:style>
    <style:style style:name="P32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2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2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2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start" fo:line-height="100%" fo:text-indent="0in"/>
    </style:style>
    <style:style style:name="T32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29" style:family="table-row">
      <style:table-row-properties/>
    </style:style>
    <style:style style:name="TableCell33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3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3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start" fo:line-height="100%" fo:text-indent="0in"/>
    </style:style>
    <style:style style:name="T34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4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43" style:family="table-row">
      <style:table-row-properties/>
    </style:style>
    <style:style style:name="P34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4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4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4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48" style:family="table-cell">
      <style:table-cell-properties fo:border="none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start" fo:line-height="100%" fo:text-indent="0in"/>
    </style:style>
    <style:style style:name="T35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51" style:family="table-cell">
      <style:table-cell-properties fo:border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53" style:family="table-row">
      <style:table-row-properties/>
    </style:style>
    <style:style style:name="P35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5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5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5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58" style:family="table-cell">
      <style:table-cell-properties fo:border="none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start" fo:line-height="100%" fo:text-indent="0in"/>
    </style:style>
    <style:style style:name="T360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61" style:family="table-cell">
      <style:table-cell-properties fo:border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63" style:family="table-row">
      <style:table-row-properties/>
    </style:style>
    <style:style style:name="P36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6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6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6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372" style:family="table-row">
      <style:table-row-properties/>
    </style:style>
    <style:style style:name="P37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7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7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7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77" style:family="table-cell">
      <style:table-cell-properties fo:border="none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start" fo:line-height="100%" fo:text-indent="0in"/>
    </style:style>
    <style:style style:name="T37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80" style:family="table-cell">
      <style:table-cell-properties fo:border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82" style:family="table-row">
      <style:table-row-properties/>
    </style:style>
    <style:style style:name="P38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8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85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38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8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start" fo:line-height="100%" fo:text-indent="0in"/>
    </style:style>
    <style:style style:name="T38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3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392" style:family="table-row">
      <style:table-row-properties/>
    </style:style>
    <style:style style:name="TableCell39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9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9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9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9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39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0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start" fo:line-height="100%" fo:text-indent="0in"/>
    </style:style>
    <style:style style:name="T40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06" style:family="table-row">
      <style:table-row-properties/>
    </style:style>
    <style:style style:name="P40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0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0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1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11" style:family="table-cell">
      <style:table-cell-properties fo:border="none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start" fo:line-height="100%" fo:text-indent="0in"/>
    </style:style>
    <style:style style:name="T41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14" style:family="table-cell">
      <style:table-cell-properties fo:border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16" style:family="table-row">
      <style:table-row-properties/>
    </style:style>
    <style:style style:name="P41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1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1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2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21" style:family="table-cell">
      <style:table-cell-properties fo:border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start" fo:line-height="100%" fo:text-indent="0in"/>
    </style:style>
    <style:style style:name="T423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24" style:family="table-cell">
      <style:table-cell-properties fo:border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26" style:family="table-row">
      <style:table-row-properties/>
    </style:style>
    <style:style style:name="P42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2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2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3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31" style:family="table-cell">
      <style:table-cell-properties fo:border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433" style:family="table-cell">
      <style:table-cell-properties fo:border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435" style:family="table-row">
      <style:table-row-properties/>
    </style:style>
    <style:style style:name="P43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3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3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43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440" style:family="table-cell">
      <style:table-cell-properties fo:border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start" fo:line-height="100%" fo:text-indent="0in"/>
    </style:style>
    <style:style style:name="T442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43" style:family="table-cell">
      <style:table-cell-properties fo:border="none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45" style:family="table-row">
      <style:table-row-properties/>
    </style:style>
    <style:style style:name="P44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4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48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4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start" fo:line-height="100%" fo:text-indent="0in"/>
    </style:style>
    <style:style style:name="T452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55" style:family="table-row">
      <style:table-row-properties/>
    </style:style>
    <style:style style:name="TableCell45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5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6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6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6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start" fo:line-height="100%" fo:text-indent="0in"/>
    </style:style>
    <style:style style:name="T46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69" style:family="table-row">
      <style:table-row-properties/>
    </style:style>
    <style:style style:name="P47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7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7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7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74" style:family="table-cell">
      <style:table-cell-properties fo:border="none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start" fo:line-height="100%" fo:text-indent="0in"/>
    </style:style>
    <style:style style:name="T47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77" style:family="table-cell">
      <style:table-cell-properties fo:border="none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79" style:family="table-row">
      <style:table-row-properties/>
    </style:style>
    <style:style style:name="P48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8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8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8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84" style:family="table-cell">
      <style:table-cell-properties fo:border="none" style:writing-mode="lr-tb" fo:padding-top="0in" fo:padding-left="0.075in" fo:padding-bottom="0in" fo:padding-right="0.075in"/>
    </style:style>
    <style:style style:name="P485" style:parent-style-name="Normal" style:family="paragraph">
      <style:paragraph-properties fo:text-align="start" fo:line-height="100%" fo:text-indent="0in"/>
    </style:style>
    <style:style style:name="T486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487" style:family="table-cell">
      <style:table-cell-properties fo:border="none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489" style:family="table-row">
      <style:table-row-properties/>
    </style:style>
    <style:style style:name="P49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9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9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493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494" style:family="table-cell">
      <style:table-cell-properties fo:border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496" style:family="table-cell">
      <style:table-cell-properties fo:border="none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498" style:family="table-row">
      <style:table-row-properties/>
    </style:style>
    <style:style style:name="P49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0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0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0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503" style:family="table-cell">
      <style:table-cell-properties fo:border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start" fo:line-height="100%" fo:text-indent="0in"/>
    </style:style>
    <style:style style:name="T505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06" style:family="table-cell">
      <style:table-cell-properties fo:border="none" style:writing-mode="lr-tb" fo:padding-top="0in" fo:padding-left="0.075in" fo:padding-bottom="0in" fo:padding-right="0.075in"/>
    </style:style>
    <style:style style:name="P50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08" style:family="table-row">
      <style:table-row-properties/>
    </style:style>
    <style:style style:name="P509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1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11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1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start" fo:line-height="100%" fo:text-indent="0in"/>
    </style:style>
    <style:style style:name="T515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20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22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24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26" style:parent-style-name="Normal" style:family="paragraph">
      <style:paragraph-properties fo:text-align="center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2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start" fo:line-height="100%" fo:text-indent="0in"/>
    </style:style>
    <style:style style:name="T52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32" style:family="table-row">
      <style:table-row-properties/>
    </style:style>
    <style:style style:name="P53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3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3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3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37" style:family="table-cell">
      <style:table-cell-properties fo:border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start" fo:line-height="100%" fo:text-indent="0in"/>
    </style:style>
    <style:style style:name="T53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40" style:family="table-cell">
      <style:table-cell-properties fo:border="none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42" style:family="table-row">
      <style:table-row-properties/>
    </style:style>
    <style:style style:name="P54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4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4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4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47" style:family="table-cell">
      <style:table-cell-properties fo:border="none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start" fo:line-height="100%" fo:text-indent="0in"/>
    </style:style>
    <style:style style:name="T549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50" style:family="table-cell">
      <style:table-cell-properties fo:border="none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52" style:family="table-row">
      <style:table-row-properties/>
    </style:style>
    <style:style style:name="P55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5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5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56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57" style:family="table-cell">
      <style:table-cell-properties fo:border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559" style:family="table-cell">
      <style:table-cell-properties fo:border="none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561" style:family="table-row">
      <style:table-row-properties/>
    </style:style>
    <style:style style:name="P56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6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6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6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566" style:family="table-cell">
      <style:table-cell-properties fo:border="none" style:writing-mode="lr-tb" fo:padding-top="0in" fo:padding-left="0.075in" fo:padding-bottom="0in" fo:padding-right="0.075in"/>
    </style:style>
    <style:style style:name="P567" style:parent-style-name="Normal" style:family="paragraph">
      <style:paragraph-properties fo:text-align="start" fo:line-height="100%" fo:text-indent="0in"/>
    </style:style>
    <style:style style:name="T568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69" style:family="table-cell">
      <style:table-cell-properties fo:border="none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71" style:family="table-row">
      <style:table-row-properties/>
    </style:style>
    <style:style style:name="P572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73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74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P57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Cell5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start" fo:line-height="100%" fo:text-indent="0in"/>
    </style:style>
    <style:style style:name="T578" style:parent-style-name="DefaultParagraphFont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/>
    </style:style>
    <style:style style:name="TableRow581" style:family="table-row">
      <style:table-row-properties/>
    </style:style>
    <style:style style:name="TableCell5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start" fo:line-height="100%" fo:text-indent="0in"/>
    </style:style>
    <style:style style:name="T584" style:parent-style-name="DefaultParagraphFont" style:family="text">
      <style:text-properties style:font-name="Times New Roman" style:font-name-asian="NimbusRomNo9L-ReguItal" style:font-name-complex="Times New Roman" style:letter-kerning="false" fo:font-size="9pt" style:font-size-asian="9pt" style:font-size-complex="9pt" fo:language="en" fo:country="US"/>
    </style:style>
    <style:style style:name="T585" style:parent-style-name="DefaultParagraphFont" style:family="text">
      <style:text-properties style:font-name="Times New Roman" style:font-name-asian="NimbusRomNo9L-Regu" style:font-name-complex="Times New Roman" style:letter-kerning="false" fo:font-size="9pt" style:font-size-asian="9pt" style:font-size-complex="9pt" fo:language="en" fo:country="US"/>
    </style:style>
    <style:style style:name="T586" style:parent-style-name="DefaultParagraphFont" style:family="text">
      <style:text-properties style:font-name="Times New Roman" style:font-name-asian="NimbusRomNo9L-ReguItal" style:font-name-complex="Times New Roman" style:letter-kerning="false" fo:font-size="9pt" style:font-size-asian="9pt" style:font-size-complex="9pt" fo:language="en" fo:country="US"/>
    </style:style>
    <style:style style:name="T587" style:parent-style-name="DefaultParagraphFont" style:family="text">
      <style:text-properties style:font-name="Times New Roman" style:font-name-asian="NimbusRomNo9L-Regu" style:font-name-complex="Times New Roman" style:letter-kerning="false" fo:font-size="9pt" style:font-size-asian="9pt" style:font-size-complex="9pt" fo:language="en" fo:country="US"/>
    </style:style>
    <style:style style:name="T588" style:parent-style-name="DefaultParagraphFont" style:family="text">
      <style:text-properties style:font-name="Times New Roman" style:font-name-asian="NimbusRomNo9L-ReguItal" style:font-name-complex="Times New Roman" style:letter-kerning="false" fo:font-size="9pt" style:font-size-asian="9pt" style:font-size-complex="9pt" fo:language="en" fo:country="US"/>
    </style:style>
    <style:style style:name="T589" style:parent-style-name="DefaultParagraphFont" style:family="text">
      <style:text-properties style:font-name="Times New Roman" style:font-name-asian="NimbusRomNo9L-Regu" style:font-name-complex="Times New Roman" style:letter-kerning="false" fo:font-size="9pt" style:font-size-asian="9pt" style:font-size-complex="9pt" fo:language="en" fo:country="US"/>
    </style:style>
    <style:style style:name="T590" style:parent-style-name="DefaultParagraphFont" style:family="text">
      <style:text-properties style:font-name="Times New Roman" style:font-name-asian="NimbusRomNo9L-ReguItal" style:font-name-complex="Times New Roman" style:letter-kerning="false" fo:font-size="9pt" style:font-size-asian="9pt" style:font-size-complex="9pt" fo:language="en" fo:country="US"/>
    </style:style>
    <style:style style:name="T591" style:parent-style-name="DefaultParagraphFont" style:family="text">
      <style:text-properties style:font-name="Times New Roman" style:font-name-asian="NimbusRomNo9L-Regu" style:font-name-complex="Times New Roman" style:letter-kerning="false" fo:font-size="9pt" style:font-size-asian="9pt" style:font-size-complex="9pt" fo:language="en" fo:country="US"/>
    </style:style>
    <style:style style:name="P592" style:parent-style-name="Normal" style:family="paragraph">
      <style:paragraph-properties fo:text-align="start" fo:line-height="100%" fo:text-indent="0in"/>
    </style:style>
    <style:style style:name="T593" style:parent-style-name="DefaultParagraphFont" style:family="text">
      <style:text-properties style:font-name="Times New Roman" style:font-name-asian="Times New Roman" style:font-name-complex="Times New Roman" style:letter-kerning="true" fo:font-size="9pt" style:font-size-asian="9pt" style:font-size-complex="9pt" fo:language="en" fo:country="US" style:language-asian="de" style:country-asian="DE"/>
    </style:style>
    <style:style style:name="T594" style:parent-style-name="DefaultParagraphFont" style:family="text">
      <style:text-properties style:font-name="Times New Roman" style:font-name-asian="Times New Roman" style:font-name-complex="Times New Roman" style:letter-kerning="true" fo:font-size="9pt" style:font-size-asian="9pt" style:font-size-complex="9pt" fo:language="en" fo:country="US" style:language-asian="de" style:country-asian="DE"/>
    </style:style>
    <style:style style:name="P595" style:parent-style-name="Normal" style:family="paragraph">
      <style:paragraph-properties fo:text-align="start" fo:line-height="100%"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596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6">
            <text:h text:style-name="P10" text:outline-level="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">
          <table:table-cell table:style-name="TableCell12">
            <text:p text:style-name="P13"/>
          </table:table-cell>
          <table:table-cell table:style-name="TableCell14" table:number-columns-spanned="3">
            <text:p text:style-name="P15">Kruskal-Wallis Test</text:p>
          </table:table-cell>
          <table:covered-table-cell/>
          <table:covered-table-cell/>
          <table:table-cell table:style-name="TableCell16" table:number-columns-spanned="2">
            <text:p text:style-name="P17">Dunn’s Test</text:p>
          </table:table-cell>
          <table:covered-table-cell/>
        </table:table-row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><text:span text:style-name="T23">Test Statistic<text:s/></text:span><text:span text:style-name="T24">χ</text:span><text:span text:style-name="T25">²</text:span></text:p>
          </table:table-cell>
          <table:table-cell table:style-name="TableCell26">
            <text:p text:style-name="P27">d.f.</text:p>
          </table:table-cell>
          <table:table-cell table:style-name="TableCell28">
            <text:p text:style-name="P29">Sig.</text:p>
          </table:table-cell>
          <table:table-cell table:style-name="TableCell30">
            <text:p text:style-name="P31">Pairwise Comparisons</text:p>
          </table:table-cell>
          <table:table-cell table:style-name="TableCell32">
            <text:p text:style-name="P33">Adj. Sig.</text:p>
          </table:table-cell>
        </table:table-row>
        <table:table-row table:style-name="TableRow34">
          <table:table-cell table:style-name="TableCell35" table:number-rows-spanned="6">
            <text:p text:style-name="P36">Age</text:p>
          </table:table-cell>
          <table:table-cell table:style-name="TableCell37" table:number-rows-spanned="6">
            <text:p text:style-name="P38">2.32</text:p>
          </table:table-cell>
          <table:table-cell table:style-name="TableCell39" table:number-rows-spanned="6">
            <text:p text:style-name="P40">3</text:p>
          </table:table-cell>
          <table:table-cell table:style-name="TableCell41" table:number-rows-spanned="6">
            <text:p text:style-name="P42">.0508</text:p>
          </table:table-cell>
          <table:table-cell table:style-name="TableCell43" table:number-rows-spanned="6">
            <text:p text:style-name="P44">(Pairwise comparison were not performed as the overall test does not show significant differences across sample)</text:p>
          </table:table-cell>
          <table:table-cell table:style-name="TableCell45">
            <text:p text:style-name="P46"/>
          </table:table-cell>
        </table:table-row>
        <table:table-row table:style-name="TableRow47">
          <table:covered-table-cell>
            <text:p text:style-name="P48"/>
          </table:covered-table-cell>
          <table:covered-table-cell>
            <text:p text:style-name="P49"/>
          </table:covered-table-cell>
          <table:covered-table-cell>
            <text:p text:style-name="P50"/>
          </table:covered-table-cell>
          <table:covered-table-cell>
            <text:p text:style-name="P51"/>
          </table:covered-table-cell>
          <table:covered-table-cell>
            <text:p text:style-name="P52"/>
          </table:covered-table-cell>
          <table:table-cell table:style-name="TableCell53">
            <text:p text:style-name="P54"/>
          </table:table-cell>
        </table:table-row>
        <table:table-row table:style-name="TableRow55">
          <table:covered-table-cell>
            <text:p text:style-name="P56"/>
          </table:covered-table-cell>
          <table:covered-table-cell>
            <text:p text:style-name="P57"/>
          </table:covered-table-cell>
          <table:covered-table-cell>
            <text:p text:style-name="P58"/>
          </table:covered-table-cell>
          <table:covered-table-cell>
            <text:p text:style-name="P59"/>
          </table:covered-table-cell>
          <table:covered-table-cell>
            <text:p text:style-name="P60"/>
          </table:covered-table-cell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P64"/>
          </table:covered-table-cell>
          <table:covered-table-cell>
            <text:p text:style-name="P65"/>
          </table:covered-table-cell>
          <table:covered-table-cell>
            <text:p text:style-name="P66"/>
          </table:covered-table-cell>
          <table:covered-table-cell>
            <text:p text:style-name="P67"/>
          </table:covered-table-cell>
          <table:covered-table-cell>
            <text:p text:style-name="P68"/>
          </table:covered-table-cell>
          <table:table-cell table:style-name="TableCell69">
            <text:p text:style-name="P70"/>
          </table:table-cell>
        </table:table-row>
        <table:table-row table:style-name="TableRow71">
          <table:covered-table-cell>
            <text:p text:style-name="P72"/>
          </table:covered-table-cell>
          <table:covered-table-cell>
            <text:p text:style-name="P73"/>
          </table:covered-table-cell>
          <table:covered-table-cell>
            <text:p text:style-name="P74"/>
          </table:covered-table-cell>
          <table:covered-table-cell>
            <text:p text:style-name="P75"/>
          </table:covered-table-cell>
          <table:covered-table-cell>
            <text:p text:style-name="P76"/>
          </table:covered-table-cell>
          <table:table-cell table:style-name="TableCell77">
            <text:p text:style-name="P78"/>
          </table:table-cell>
        </table:table-row>
        <table:table-row table:style-name="TableRow79">
          <table:covered-table-cell>
            <text:p text:style-name="P80"/>
          </table:covered-table-cell>
          <table:covered-table-cell>
            <text:p text:style-name="P81"/>
          </table:covered-table-cell>
          <table:covered-table-cell>
            <text:p text:style-name="P82"/>
          </table:covered-table-cell>
          <table:covered-table-cell>
            <text:p text:style-name="P83"/>
          </table:covered-table-cell>
          <table:covered-table-cell>
            <text:p text:style-name="P84"/>
          </table:covered-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 table:number-rows-spanned="6">
            <text:p text:style-name="P89">Education</text:p>
          </table:table-cell>
          <table:table-cell table:style-name="TableCell90" table:number-rows-spanned="6">
            <text:p text:style-name="P91">1.59</text:p>
          </table:table-cell>
          <table:table-cell table:style-name="TableCell92" table:number-rows-spanned="6">
            <text:p text:style-name="P93">3</text:p>
          </table:table-cell>
          <table:table-cell table:style-name="TableCell94" table:number-rows-spanned="6">
            <text:p text:style-name="P95">.662</text:p>
          </table:table-cell>
          <table:table-cell table:style-name="TableCell96" table:number-rows-spanned="6">
            <text:p text:style-name="P97">(Pairwise comparison were not performed as the overall test does not show significant differences across sample)</text:p>
          </table:table-cell>
          <table:table-cell table:style-name="TableCell98">
            <text:p text:style-name="P99"/>
          </table:table-cell>
        </table:table-row>
        <table:table-row table:style-name="TableRow100">
          <table:covered-table-cell>
            <text:p text:style-name="P101"/>
          </table:covered-table-cell>
          <table:covered-table-cell>
            <text:p text:style-name="P102"/>
          </table:covered-table-cell>
          <table:covered-table-cell>
            <text:p text:style-name="P103"/>
          </table:covered-table-cell>
          <table:covered-table-cell>
            <text:p text:style-name="P104"/>
          </table:covered-table-cell>
          <table:covered-table-cell>
            <text:p text:style-name="P105"/>
          </table:covered-table-cell>
          <table:table-cell table:style-name="TableCell106">
            <text:p text:style-name="P107"/>
          </table:table-cell>
        </table:table-row>
        <table:table-row table:style-name="TableRow108">
          <table:covered-table-cell>
            <text:p text:style-name="P109"/>
          </table:covered-table-cell>
          <table:covered-table-cell>
            <text:p text:style-name="P110"/>
          </table:covered-table-cell>
          <table:covered-table-cell>
            <text:p text:style-name="P111"/>
          </table:covered-table-cell>
          <table:covered-table-cell>
            <text:p text:style-name="P112"/>
          </table:covered-table-cell>
          <table:covered-table-cell>
            <text:p text:style-name="P113"/>
          </table:covered-table-cell>
          <table:table-cell table:style-name="TableCell114">
            <text:p text:style-name="P115"/>
          </table:table-cell>
        </table:table-row>
        <table:table-row table:style-name="TableRow116">
          <table:covered-table-cell>
            <text:p text:style-name="P117"/>
          </table:covered-table-cell>
          <table:covered-table-cell>
            <text:p text:style-name="P118"/>
          </table:covered-table-cell>
          <table:covered-table-cell>
            <text:p text:style-name="P119"/>
          </table:covered-table-cell>
          <table:covered-table-cell>
            <text:p text:style-name="P120"/>
          </table:covered-table-cell>
          <table:covered-table-cell>
            <text:p text:style-name="P121"/>
          </table:covered-table-cell>
          <table:table-cell table:style-name="TableCell122">
            <text:p text:style-name="P123"/>
          </table:table-cell>
        </table:table-row>
        <table:table-row table:style-name="TableRow124">
          <table:covered-table-cell>
            <text:p text:style-name="P125"/>
          </table:covered-table-cell>
          <table:covered-table-cell>
            <text:p text:style-name="P126"/>
          </table:covered-table-cell>
          <table:covered-table-cell>
            <text:p text:style-name="P127"/>
          </table:covered-table-cell>
          <table:covered-table-cell>
            <text:p text:style-name="P128"/>
          </table:covered-table-cell>
          <table:covered-table-cell>
            <text:p text:style-name="P129"/>
          </table:covered-table-cell>
          <table:table-cell table:style-name="TableCell130">
            <text:p text:style-name="P131"/>
          </table:table-cell>
        </table:table-row>
        <table:table-row table:style-name="TableRow132">
          <table:covered-table-cell>
            <text:p text:style-name="P133"/>
          </table:covered-table-cell>
          <table:covered-table-cell>
            <text:p text:style-name="P134"/>
          </table:covered-table-cell>
          <table:covered-table-cell>
            <text:p text:style-name="P135"/>
          </table:covered-table-cell>
          <table:covered-table-cell>
            <text:p text:style-name="P136"/>
          </table:covered-table-cell>
          <table:covered-table-cell>
            <text:p text:style-name="P137"/>
          </table:covered-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 table:number-rows-spanned="6">
            <text:p text:style-name="P142">PVT</text:p>
          </table:table-cell>
          <table:table-cell table:style-name="TableCell143" table:number-rows-spanned="6">
            <text:p text:style-name="P144">30.0</text:p>
          </table:table-cell>
          <table:table-cell table:style-name="TableCell145" table:number-rows-spanned="6">
            <text:p text:style-name="P146">3</text:p>
          </table:table-cell>
          <table:table-cell table:style-name="TableCell147" table:number-rows-spanned="6">
            <text:p text:style-name="P148">&gt;.000 ***</text:p>
          </table:table-cell>
          <table:table-cell table:style-name="TableCell149">
            <text:p text:style-name="P150"><text:span text:style-name="T151">CD C1 – No CD C1</text:span></text:p>
          </table:table-cell>
          <table:table-cell table:style-name="TableCell152">
            <text:p text:style-name="P153"/>
          </table:table-cell>
        </table:table-row>
        <table:table-row table:style-name="TableRow154">
          <table:covered-table-cell>
            <text:p text:style-name="P155"/>
          </table:covered-table-cell>
          <table:covered-table-cell>
            <text:p text:style-name="P156"/>
          </table:covered-table-cell>
          <table:covered-table-cell>
            <text:p text:style-name="P157"/>
          </table:covered-table-cell>
          <table:covered-table-cell>
            <text:p text:style-name="P158"/>
          </table:covered-table-cell>
          <table:table-cell table:style-name="TableCell159">
            <text:p text:style-name="P160"><text:span text:style-name="T161">CD C1 – CD C2</text:span></text:p>
          </table:table-cell>
          <table:table-cell table:style-name="TableCell162">
            <text:p text:style-name="P163">.003 **</text:p>
          </table:table-cell>
        </table:table-row>
        <table:table-row table:style-name="TableRow164">
          <table:covered-table-cell>
            <text:p text:style-name="P165"/>
          </table:covered-table-cell>
          <table:covered-table-cell>
            <text:p text:style-name="P166"/>
          </table:covered-table-cell>
          <table:covered-table-cell>
            <text:p text:style-name="P167"/>
          </table:covered-table-cell>
          <table:covered-table-cell>
            <text:p text:style-name="P168"/>
          </table:covered-table-cell>
          <table:table-cell table:style-name="TableCell169">
            <text:p text:style-name="P170"><text:span text:style-name="T171">CD C1 – No CD C2</text:span></text:p>
          </table:table-cell>
          <table:table-cell table:style-name="TableCell172">
            <text:p text:style-name="P173">&gt;.000 ***</text:p>
          </table:table-cell>
        </table:table-row>
        <table:table-row table:style-name="TableRow174">
          <table:covered-table-cell>
            <text:p text:style-name="P175"/>
          </table:covered-table-cell>
          <table:covered-table-cell>
            <text:p text:style-name="P176"/>
          </table:covered-table-cell>
          <table:covered-table-cell>
            <text:p text:style-name="P177"/>
          </table:covered-table-cell>
          <table:covered-table-cell>
            <text:p text:style-name="P178"/>
          </table:covered-table-cell>
          <table:table-cell table:style-name="TableCell179">
            <text:p text:style-name="P180">No CD C1 – No CD C2</text:p>
          </table:table-cell>
          <table:table-cell table:style-name="TableCell181">
            <text:p text:style-name="P182">.030 *</text:p>
          </table:table-cell>
        </table:table-row>
        <table:table-row table:style-name="TableRow183">
          <table:covered-table-cell>
            <text:p text:style-name="P184"/>
          </table:covered-table-cell>
          <table:covered-table-cell>
            <text:p text:style-name="P185"/>
          </table:covered-table-cell>
          <table:covered-table-cell>
            <text:p text:style-name="P186"/>
          </table:covered-table-cell>
          <table:covered-table-cell>
            <text:p text:style-name="P187"/>
          </table:covered-table-cell>
          <table:table-cell table:style-name="TableCell188">
            <text:p text:style-name="P189"><text:span text:style-name="T190">No CD C1 – CD C2</text:span></text:p>
          </table:table-cell>
          <table:table-cell table:style-name="TableCell191">
            <text:p text:style-name="P192"/>
          </table:table-cell>
        </table:table-row>
        <table:table-row table:style-name="TableRow193">
          <table:covered-table-cell>
            <text:p text:style-name="P194"/>
          </table:covered-table-cell>
          <table:covered-table-cell>
            <text:p text:style-name="P195"/>
          </table:covered-table-cell>
          <table:covered-table-cell>
            <text:p text:style-name="P196"/>
          </table:covered-table-cell>
          <table:covered-table-cell>
            <text:p text:style-name="P197"/>
          </table:covered-table-cell>
          <table:table-cell table:style-name="TableCell198">
            <text:p text:style-name="P199"><text:span text:style-name="T200">No CD C2 – CD C2</text:span></text:p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 table:number-rows-spanned="6">
            <text:p text:style-name="P205">TMT-A</text:p>
          </table:table-cell>
          <table:table-cell table:style-name="TableCell206" table:number-rows-spanned="6">
            <text:p text:style-name="P207">33.3</text:p>
          </table:table-cell>
          <table:table-cell table:style-name="TableCell208" table:number-rows-spanned="6">
            <text:p text:style-name="P209">3</text:p>
          </table:table-cell>
          <table:table-cell table:style-name="TableCell210" table:number-rows-spanned="6">
            <text:p text:style-name="P211">&gt;.000 ***</text:p>
          </table:table-cell>
          <table:table-cell table:style-name="TableCell212">
            <text:p text:style-name="P213"><text:span text:style-name="T214">CD C1 – No CD C1</text:span></text:p>
          </table:table-cell>
          <table:table-cell table:style-name="TableCell215">
            <text:p text:style-name="P216"/>
          </table:table-cell>
        </table:table-row>
        <table:table-row table:style-name="TableRow217">
          <table:covered-table-cell>
            <text:p text:style-name="P218"/>
          </table:covered-table-cell>
          <table:covered-table-cell>
            <text:p text:style-name="P219"/>
          </table:covered-table-cell>
          <table:covered-table-cell>
            <text:p text:style-name="P220"/>
          </table:covered-table-cell>
          <table:covered-table-cell>
            <text:p text:style-name="P221"/>
          </table:covered-table-cell>
          <table:table-cell table:style-name="TableCell222">
            <text:p text:style-name="P223"><text:span text:style-name="T224">CD C1 – CD C2</text:span></text:p>
          </table:table-cell>
          <table:table-cell table:style-name="TableCell225">
            <text:p text:style-name="P226">.002 **</text:p>
          </table:table-cell>
        </table:table-row>
        <table:table-row table:style-name="TableRow227">
          <table:covered-table-cell>
            <text:p text:style-name="P228"/>
          </table:covered-table-cell>
          <table:covered-table-cell>
            <text:p text:style-name="P229"/>
          </table:covered-table-cell>
          <table:covered-table-cell>
            <text:p text:style-name="P230"/>
          </table:covered-table-cell>
          <table:covered-table-cell>
            <text:p text:style-name="P231"/>
          </table:covered-table-cell>
          <table:table-cell table:style-name="TableCell232">
            <text:p text:style-name="P233"><text:span text:style-name="T234">CD C1 – No CD C2</text:span></text:p>
          </table:table-cell>
          <table:table-cell table:style-name="TableCell235">
            <text:p text:style-name="P236">&gt;.000 ***</text:p>
          </table:table-cell>
        </table:table-row>
        <table:table-row table:style-name="TableRow237">
          <table:covered-table-cell>
            <text:p text:style-name="P238"/>
          </table:covered-table-cell>
          <table:covered-table-cell>
            <text:p text:style-name="P239"/>
          </table:covered-table-cell>
          <table:covered-table-cell>
            <text:p text:style-name="P240"/>
          </table:covered-table-cell>
          <table:covered-table-cell>
            <text:p text:style-name="P241"/>
          </table:covered-table-cell>
          <table:table-cell table:style-name="TableCell242">
            <text:p text:style-name="P243">No CD C1 – No CD C2</text:p>
          </table:table-cell>
          <table:table-cell table:style-name="TableCell244">
            <text:p text:style-name="P245">.024 *</text:p>
          </table:table-cell>
        </table:table-row>
        <table:table-row table:style-name="TableRow246">
          <table:covered-table-cell>
            <text:p text:style-name="P247"/>
          </table:covered-table-cell>
          <table:covered-table-cell>
            <text:p text:style-name="P248"/>
          </table:covered-table-cell>
          <table:covered-table-cell>
            <text:p text:style-name="P249"/>
          </table:covered-table-cell>
          <table:covered-table-cell>
            <text:p text:style-name="P250"/>
          </table:covered-table-cell>
          <table:table-cell table:style-name="TableCell251">
            <text:p text:style-name="P252"><text:span text:style-name="T253">No CD C1 – CD C2</text:span></text:p>
          </table:table-cell>
          <table:table-cell table:style-name="TableCell254">
            <text:p text:style-name="P255"/>
          </table:table-cell>
        </table:table-row>
        <table:table-row table:style-name="TableRow256">
          <table:covered-table-cell>
            <text:p text:style-name="P257"/>
          </table:covered-table-cell>
          <table:covered-table-cell>
            <text:p text:style-name="P258"/>
          </table:covered-table-cell>
          <table:covered-table-cell>
            <text:p text:style-name="P259"/>
          </table:covered-table-cell>
          <table:covered-table-cell>
            <text:p text:style-name="P260"/>
          </table:covered-table-cell>
          <table:table-cell table:style-name="TableCell261">
            <text:p text:style-name="P262"><text:span text:style-name="T263">No CD C2 – CD C2</text:span></text:p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 table:number-rows-spanned="6">
            <text:p text:style-name="P268">TMT-B</text:p>
          </table:table-cell>
          <table:table-cell table:style-name="TableCell269" table:number-rows-spanned="6">
            <text:p text:style-name="P270">17.0</text:p>
          </table:table-cell>
          <table:table-cell table:style-name="TableCell271" table:number-rows-spanned="6">
            <text:p text:style-name="P272">3</text:p>
          </table:table-cell>
          <table:table-cell table:style-name="TableCell273" table:number-rows-spanned="6">
            <text:p text:style-name="P274">.001 **</text:p>
          </table:table-cell>
          <table:table-cell table:style-name="TableCell275">
            <text:p text:style-name="P276"><text:span text:style-name="T277">CD C1 – No CD C1</text:span></text:p>
          </table:table-cell>
          <table:table-cell table:style-name="TableCell278">
            <text:p text:style-name="P279"/>
          </table:table-cell>
        </table:table-row>
        <table:table-row table:style-name="TableRow280">
          <table:covered-table-cell>
            <text:p text:style-name="P281"/>
          </table:covered-table-cell>
          <table:covered-table-cell>
            <text:p text:style-name="P282"/>
          </table:covered-table-cell>
          <table:covered-table-cell>
            <text:p text:style-name="P283"/>
          </table:covered-table-cell>
          <table:covered-table-cell>
            <text:p text:style-name="P284"/>
          </table:covered-table-cell>
          <table:table-cell table:style-name="TableCell285">
            <text:p text:style-name="P286"><text:span text:style-name="T287">CD C1 – CD C2</text:span></text:p>
          </table:table-cell>
          <table:table-cell table:style-name="TableCell288">
            <text:p text:style-name="P289">.030 *</text:p>
          </table:table-cell>
        </table:table-row>
        <table:table-row table:style-name="TableRow290">
          <table:covered-table-cell>
            <text:p text:style-name="P291"/>
          </table:covered-table-cell>
          <table:covered-table-cell>
            <text:p text:style-name="P292"/>
          </table:covered-table-cell>
          <table:covered-table-cell>
            <text:p text:style-name="P293"/>
          </table:covered-table-cell>
          <table:covered-table-cell>
            <text:p text:style-name="P294"/>
          </table:covered-table-cell>
          <table:table-cell table:style-name="TableCell295">
            <text:p text:style-name="P296"><text:span text:style-name="T297">CD C1 – No CD C2</text:span></text:p>
          </table:table-cell>
          <table:table-cell table:style-name="TableCell298">
            <text:p text:style-name="P299">.002 **</text:p>
          </table:table-cell>
        </table:table-row>
        <table:table-row table:style-name="TableRow300">
          <table:covered-table-cell>
            <text:p text:style-name="P301"/>
          </table:covered-table-cell>
          <table:covered-table-cell>
            <text:p text:style-name="P302"/>
          </table:covered-table-cell>
          <table:covered-table-cell>
            <text:p text:style-name="P303"/>
          </table:covered-table-cell>
          <table:covered-table-cell>
            <text:p text:style-name="P304"/>
          </table:covered-table-cell>
          <table:table-cell table:style-name="TableCell305">
            <text:p text:style-name="P306">No CD C1 – No CD C2</text:p>
          </table:table-cell>
          <table:table-cell table:style-name="TableCell307">
            <text:p text:style-name="P308"/>
          </table:table-cell>
        </table:table-row>
        <table:table-row table:style-name="TableRow309">
          <table:covered-table-cell>
            <text:p text:style-name="P310"/>
          </table:covered-table-cell>
          <table:covered-table-cell>
            <text:p text:style-name="P311"/>
          </table:covered-table-cell>
          <table:covered-table-cell>
            <text:p text:style-name="P312"/>
          </table:covered-table-cell>
          <table:covered-table-cell>
            <text:p text:style-name="P313"/>
          </table:covered-table-cell>
          <table:table-cell table:style-name="TableCell314">
            <text:p text:style-name="P315"><text:span text:style-name="T316">No CD C1 – CD C2</text:span></text:p>
          </table:table-cell>
          <table:table-cell table:style-name="TableCell317">
            <text:p text:style-name="P318"/>
          </table:table-cell>
        </table:table-row>
        <table:table-row table:style-name="TableRow319">
          <table:covered-table-cell>
            <text:p text:style-name="P320"/>
          </table:covered-table-cell>
          <table:covered-table-cell>
            <text:p text:style-name="P321"/>
          </table:covered-table-cell>
          <table:covered-table-cell>
            <text:p text:style-name="P322"/>
          </table:covered-table-cell>
          <table:covered-table-cell>
            <text:p text:style-name="P323"/>
          </table:covered-table-cell>
          <table:table-cell table:style-name="TableCell324">
            <text:p text:style-name="P325"><text:span text:style-name="T326">No CD C2 – CD C2</text:span></text:p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 table:number-rows-spanned="6">
            <text:p text:style-name="P331">FACIT-F</text:p>
          </table:table-cell>
          <table:table-cell table:style-name="TableCell332" table:number-rows-spanned="6">
            <text:p text:style-name="P333">14.3</text:p>
          </table:table-cell>
          <table:table-cell table:style-name="TableCell334" table:number-rows-spanned="6">
            <text:p text:style-name="P335">3</text:p>
          </table:table-cell>
          <table:table-cell table:style-name="TableCell336" table:number-rows-spanned="6">
            <text:p text:style-name="P337">.003 *</text:p>
          </table:table-cell>
          <table:table-cell table:style-name="TableCell338">
            <text:p text:style-name="P339"><text:span text:style-name="T340">CD C1 – No CD C1</text:span></text:p>
          </table:table-cell>
          <table:table-cell table:style-name="TableCell341">
            <text:p text:style-name="P342"/>
          </table:table-cell>
        </table:table-row>
        <table:table-row table:style-name="TableRow343">
          <table:covered-table-cell>
            <text:p text:style-name="P344"/>
          </table:covered-table-cell>
          <table:covered-table-cell>
            <text:p text:style-name="P345"/>
          </table:covered-table-cell>
          <table:covered-table-cell>
            <text:p text:style-name="P346"/>
          </table:covered-table-cell>
          <table:covered-table-cell>
            <text:p text:style-name="P347"/>
          </table:covered-table-cell>
          <table:table-cell table:style-name="TableCell348">
            <text:p text:style-name="P349"><text:span text:style-name="T350">CD C1 – CD C2</text:span></text:p>
          </table:table-cell>
          <table:table-cell table:style-name="TableCell351">
            <text:p text:style-name="P352"/>
          </table:table-cell>
        </table:table-row>
        <table:table-row table:style-name="TableRow353">
          <table:covered-table-cell>
            <text:p text:style-name="P354"/>
          </table:covered-table-cell>
          <table:covered-table-cell>
            <text:p text:style-name="P355"/>
          </table:covered-table-cell>
          <table:covered-table-cell>
            <text:p text:style-name="P356"/>
          </table:covered-table-cell>
          <table:covered-table-cell>
            <text:p text:style-name="P357"/>
          </table:covered-table-cell>
          <table:table-cell table:style-name="TableCell358">
            <text:p text:style-name="P359"><text:span text:style-name="T360">CD C1 – No CD C2</text:span></text:p>
          </table:table-cell>
          <table:table-cell table:style-name="TableCell361">
            <text:p text:style-name="P362">.014 *</text:p>
          </table:table-cell>
        </table:table-row>
        <table:table-row table:style-name="TableRow363">
          <table:covered-table-cell>
            <text:p text:style-name="P364"/>
          </table:covered-table-cell>
          <table:covered-table-cell>
            <text:p text:style-name="P365"/>
          </table:covered-table-cell>
          <table:covered-table-cell>
            <text:p text:style-name="P366"/>
          </table:covered-table-cell>
          <table:covered-table-cell>
            <text:p text:style-name="P367"/>
          </table:covered-table-cell>
          <table:table-cell table:style-name="TableCell368">
            <text:p text:style-name="P369">No CD C1 – No CD C2</text:p>
          </table:table-cell>
          <table:table-cell table:style-name="TableCell370">
            <text:p text:style-name="P371"/>
          </table:table-cell>
        </table:table-row>
        <table:table-row table:style-name="TableRow372">
          <table:covered-table-cell>
            <text:p text:style-name="P373"/>
          </table:covered-table-cell>
          <table:covered-table-cell>
            <text:p text:style-name="P374"/>
          </table:covered-table-cell>
          <table:covered-table-cell>
            <text:p text:style-name="P375"/>
          </table:covered-table-cell>
          <table:covered-table-cell>
            <text:p text:style-name="P376"/>
          </table:covered-table-cell>
          <table:table-cell table:style-name="TableCell377">
            <text:p text:style-name="P378"><text:span text:style-name="T379">No CD C1 – CD C2</text:span></text:p>
          </table:table-cell>
          <table:table-cell table:style-name="TableCell380">
            <text:p text:style-name="P381"/>
          </table:table-cell>
        </table:table-row>
        <table:table-row table:style-name="TableRow382">
          <table:covered-table-cell>
            <text:p text:style-name="P383"/>
          </table:covered-table-cell>
          <table:covered-table-cell>
            <text:p text:style-name="P384"/>
          </table:covered-table-cell>
          <table:covered-table-cell>
            <text:p text:style-name="P385"/>
          </table:covered-table-cell>
          <table:covered-table-cell>
            <text:p text:style-name="P386"/>
          </table:covered-table-cell>
          <table:table-cell table:style-name="TableCell387">
            <text:p text:style-name="P388"><text:span text:style-name="T389">No CD C2 – CD C2</text:span></text:p>
          </table:table-cell>
          <table:table-cell table:style-name="TableCell390">
            <text:p text:style-name="P391">.012 *</text:p>
          </table:table-cell>
        </table:table-row>
        <table:table-row table:style-name="TableRow392">
          <table:table-cell table:style-name="TableCell393" table:number-rows-spanned="6">
            <text:p text:style-name="P394">HADS-A</text:p>
          </table:table-cell>
          <table:table-cell table:style-name="TableCell395" table:number-rows-spanned="6">
            <text:p text:style-name="P396">12.0</text:p>
          </table:table-cell>
          <table:table-cell table:style-name="TableCell397" table:number-rows-spanned="6">
            <text:p text:style-name="P398">3</text:p>
          </table:table-cell>
          <table:table-cell table:style-name="TableCell399" table:number-rows-spanned="6">
            <text:p text:style-name="P400">.007 **</text:p>
          </table:table-cell>
          <table:table-cell table:style-name="TableCell401">
            <text:p text:style-name="P402"><text:span text:style-name="T403">CD C1 – No CD C1</text:span></text:p>
          </table:table-cell>
          <table:table-cell table:style-name="TableCell404">
            <text:p text:style-name="P405"/>
          </table:table-cell>
        </table:table-row>
        <table:table-row table:style-name="TableRow406">
          <table:covered-table-cell>
            <text:p text:style-name="P407"/>
          </table:covered-table-cell>
          <table:covered-table-cell>
            <text:p text:style-name="P408"/>
          </table:covered-table-cell>
          <table:covered-table-cell>
            <text:p text:style-name="P409"/>
          </table:covered-table-cell>
          <table:covered-table-cell>
            <text:p text:style-name="P410"/>
          </table:covered-table-cell>
          <table:table-cell table:style-name="TableCell411">
            <text:p text:style-name="P412"><text:span text:style-name="T413">CD C1 – CD C2</text:span></text:p>
          </table:table-cell>
          <table:table-cell table:style-name="TableCell414">
            <text:p text:style-name="P415"/>
          </table:table-cell>
        </table:table-row>
        <table:table-row table:style-name="TableRow416">
          <table:covered-table-cell>
            <text:p text:style-name="P417"/>
          </table:covered-table-cell>
          <table:covered-table-cell>
            <text:p text:style-name="P418"/>
          </table:covered-table-cell>
          <table:covered-table-cell>
            <text:p text:style-name="P419"/>
          </table:covered-table-cell>
          <table:covered-table-cell>
            <text:p text:style-name="P420"/>
          </table:covered-table-cell>
          <table:table-cell table:style-name="TableCell421">
            <text:p text:style-name="P422"><text:span text:style-name="T423">CD C1 – No CD C2</text:span></text:p>
          </table:table-cell>
          <table:table-cell table:style-name="TableCell424">
            <text:p text:style-name="P425">.020 *</text:p>
          </table:table-cell>
        </table:table-row>
        <table:table-row table:style-name="TableRow426">
          <table:covered-table-cell>
            <text:p text:style-name="P427"/>
          </table:covered-table-cell>
          <table:covered-table-cell>
            <text:p text:style-name="P428"/>
          </table:covered-table-cell>
          <table:covered-table-cell>
            <text:p text:style-name="P429"/>
          </table:covered-table-cell>
          <table:covered-table-cell>
            <text:p text:style-name="P430"/>
          </table:covered-table-cell>
          <table:table-cell table:style-name="TableCell431">
            <text:p text:style-name="P432">No CD C1 – No CD C2</text:p>
          </table:table-cell>
          <table:table-cell table:style-name="TableCell433">
            <text:p text:style-name="P434"/>
          </table:table-cell>
        </table:table-row>
        <table:table-row table:style-name="TableRow435">
          <table:covered-table-cell>
            <text:p text:style-name="P436"/>
          </table:covered-table-cell>
          <table:covered-table-cell>
            <text:p text:style-name="P437"/>
          </table:covered-table-cell>
          <table:covered-table-cell>
            <text:p text:style-name="P438"/>
          </table:covered-table-cell>
          <table:covered-table-cell>
            <text:p text:style-name="P439"/>
          </table:covered-table-cell>
          <table:table-cell table:style-name="TableCell440">
            <text:p text:style-name="P441"><text:span text:style-name="T442">No CD C1 – CD C2</text:span></text:p>
          </table:table-cell>
          <table:table-cell table:style-name="TableCell443">
            <text:p text:style-name="P444"/>
          </table:table-cell>
        </table:table-row>
        <table:table-row table:style-name="TableRow445">
          <table:covered-table-cell>
            <text:p text:style-name="P446"/>
          </table:covered-table-cell>
          <table:covered-table-cell>
            <text:p text:style-name="P447"/>
          </table:covered-table-cell>
          <table:covered-table-cell>
            <text:p text:style-name="P448"/>
          </table:covered-table-cell>
          <table:covered-table-cell>
            <text:p text:style-name="P449"/>
          </table:covered-table-cell>
          <table:table-cell table:style-name="TableCell450">
            <text:p text:style-name="P451"><text:span text:style-name="T452">No CD C2 – CD C2</text:span></text:p>
          </table:table-cell>
          <table:table-cell table:style-name="TableCell453">
            <text:p text:style-name="P454">.016 *</text:p>
          </table:table-cell>
        </table:table-row>
        <table:table-row table:style-name="TableRow455">
          <table:table-cell table:style-name="TableCell456" table:number-rows-spanned="6">
            <text:p text:style-name="P457">HADS-D</text:p>
          </table:table-cell>
          <table:table-cell table:style-name="TableCell458" table:number-rows-spanned="6">
            <text:p text:style-name="P459">8.5</text:p>
          </table:table-cell>
          <table:table-cell table:style-name="TableCell460" table:number-rows-spanned="6">
            <text:p text:style-name="P461">3</text:p>
          </table:table-cell>
          <table:table-cell table:style-name="TableCell462" table:number-rows-spanned="6">
            <text:p text:style-name="P463">.038 *</text:p>
          </table:table-cell>
          <table:table-cell table:style-name="TableCell464">
            <text:p text:style-name="P465"><text:span text:style-name="T466">CD C1 – No CD C1</text:span></text:p>
          </table:table-cell>
          <table:table-cell table:style-name="TableCell467">
            <text:p text:style-name="P468"/>
          </table:table-cell>
        </table:table-row>
        <table:table-row table:style-name="TableRow469">
          <table:covered-table-cell>
            <text:p text:style-name="P470"/>
          </table:covered-table-cell>
          <table:covered-table-cell>
            <text:p text:style-name="P471"/>
          </table:covered-table-cell>
          <table:covered-table-cell>
            <text:p text:style-name="P472"/>
          </table:covered-table-cell>
          <table:covered-table-cell>
            <text:p text:style-name="P473"/>
          </table:covered-table-cell>
          <table:table-cell table:style-name="TableCell474">
            <text:p text:style-name="P475"><text:span text:style-name="T476">CD C1 – CD C2</text:span></text:p>
          </table:table-cell>
          <table:table-cell table:style-name="TableCell477">
            <text:p text:style-name="P478"/>
          </table:table-cell>
        </table:table-row>
        <table:table-row table:style-name="TableRow479">
          <table:covered-table-cell>
            <text:p text:style-name="P480"/>
          </table:covered-table-cell>
          <table:covered-table-cell>
            <text:p text:style-name="P481"/>
          </table:covered-table-cell>
          <table:covered-table-cell>
            <text:p text:style-name="P482"/>
          </table:covered-table-cell>
          <table:covered-table-cell>
            <text:p text:style-name="P483"/>
          </table:covered-table-cell>
          <table:table-cell table:style-name="TableCell484">
            <text:p text:style-name="P485"><text:span text:style-name="T486">CD C1 – No CD C2</text:span></text:p>
          </table:table-cell>
          <table:table-cell table:style-name="TableCell487">
            <text:p text:style-name="P488"/>
          </table:table-cell>
        </table:table-row>
        <table:table-row table:style-name="TableRow489">
          <table:covered-table-cell>
            <text:p text:style-name="P490"/>
          </table:covered-table-cell>
          <table:covered-table-cell>
            <text:p text:style-name="P491"/>
          </table:covered-table-cell>
          <table:covered-table-cell>
            <text:p text:style-name="P492"/>
          </table:covered-table-cell>
          <table:covered-table-cell>
            <text:p text:style-name="P493"/>
          </table:covered-table-cell>
          <table:table-cell table:style-name="TableCell494">
            <text:p text:style-name="P495">No CD C1 – No CD C2</text:p>
          </table:table-cell>
          <table:table-cell table:style-name="TableCell496">
            <text:p text:style-name="P497"/>
          </table:table-cell>
        </table:table-row>
        <table:table-row table:style-name="TableRow498">
          <table:covered-table-cell>
            <text:p text:style-name="P499"/>
          </table:covered-table-cell>
          <table:covered-table-cell>
            <text:p text:style-name="P500"/>
          </table:covered-table-cell>
          <table:covered-table-cell>
            <text:p text:style-name="P501"/>
          </table:covered-table-cell>
          <table:covered-table-cell>
            <text:p text:style-name="P502"/>
          </table:covered-table-cell>
          <table:table-cell table:style-name="TableCell503">
            <text:p text:style-name="P504"><text:span text:style-name="T505">No CD C1 – CD C2</text:span></text:p>
          </table:table-cell>
          <table:table-cell table:style-name="TableCell506">
            <text:p text:style-name="P507"/>
          </table:table-cell>
        </table:table-row>
        <table:table-row table:style-name="TableRow508">
          <table:covered-table-cell>
            <text:p text:style-name="P509"/>
          </table:covered-table-cell>
          <table:covered-table-cell>
            <text:p text:style-name="P510"/>
          </table:covered-table-cell>
          <table:covered-table-cell>
            <text:p text:style-name="P511"/>
          </table:covered-table-cell>
          <table:covered-table-cell>
            <text:p text:style-name="P512"/>
          </table:covered-table-cell>
          <table:table-cell table:style-name="TableCell513">
            <text:p text:style-name="P514"><text:span text:style-name="T515">No CD C2 – CD C2</text:span></text:p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 table:number-rows-spanned="6">
            <text:p text:style-name="P520">PSQI</text:p>
          </table:table-cell>
          <table:table-cell table:style-name="TableCell521" table:number-rows-spanned="6">
            <text:p text:style-name="P522">11.6</text:p>
          </table:table-cell>
          <table:table-cell table:style-name="TableCell523" table:number-rows-spanned="6">
            <text:p text:style-name="P524">3</text:p>
          </table:table-cell>
          <table:table-cell table:style-name="TableCell525" table:number-rows-spanned="6">
            <text:p text:style-name="P526">.009 **</text:p>
          </table:table-cell>
          <table:table-cell table:style-name="TableCell527">
            <text:p text:style-name="P528"><text:span text:style-name="T529">CD C1 – No CD C1</text:span></text:p>
          </table:table-cell>
          <table:table-cell table:style-name="TableCell530">
            <text:p text:style-name="P531"/>
          </table:table-cell>
        </table:table-row>
        <table:table-row table:style-name="TableRow532">
          <table:covered-table-cell>
            <text:p text:style-name="P533"/>
          </table:covered-table-cell>
          <table:covered-table-cell>
            <text:p text:style-name="P534"/>
          </table:covered-table-cell>
          <table:covered-table-cell>
            <text:p text:style-name="P535"/>
          </table:covered-table-cell>
          <table:covered-table-cell>
            <text:p text:style-name="P536"/>
          </table:covered-table-cell>
          <table:table-cell table:style-name="TableCell537">
            <text:p text:style-name="P538"><text:span text:style-name="T539">CD C1 – CD C2</text:span></text:p>
          </table:table-cell>
          <table:table-cell table:style-name="TableCell540">
            <text:p text:style-name="P541"/>
          </table:table-cell>
        </table:table-row>
        <table:table-row table:style-name="TableRow542">
          <table:covered-table-cell>
            <text:p text:style-name="P543"/>
          </table:covered-table-cell>
          <table:covered-table-cell>
            <text:p text:style-name="P544"/>
          </table:covered-table-cell>
          <table:covered-table-cell>
            <text:p text:style-name="P545"/>
          </table:covered-table-cell>
          <table:covered-table-cell>
            <text:p text:style-name="P546"/>
          </table:covered-table-cell>
          <table:table-cell table:style-name="TableCell547">
            <text:p text:style-name="P548"><text:span text:style-name="T549">CD C1 – No CD C2</text:span></text:p>
          </table:table-cell>
          <table:table-cell table:style-name="TableCell550">
            <text:p text:style-name="P551">.020 *</text:p>
          </table:table-cell>
        </table:table-row>
        <table:table-row table:style-name="TableRow552">
          <table:covered-table-cell>
            <text:p text:style-name="P553"/>
          </table:covered-table-cell>
          <table:covered-table-cell>
            <text:p text:style-name="P554"/>
          </table:covered-table-cell>
          <table:covered-table-cell>
            <text:p text:style-name="P555"/>
          </table:covered-table-cell>
          <table:covered-table-cell>
            <text:p text:style-name="P556"/>
          </table:covered-table-cell>
          <table:table-cell table:style-name="TableCell557">
            <text:p text:style-name="P558">No CD C1 – No CD C2</text:p>
          </table:table-cell>
          <table:table-cell table:style-name="TableCell559">
            <text:p text:style-name="P560"/>
          </table:table-cell>
        </table:table-row>
        <table:table-row table:style-name="TableRow561">
          <table:covered-table-cell>
            <text:p text:style-name="P562"/>
          </table:covered-table-cell>
          <table:covered-table-cell>
            <text:p text:style-name="P563"/>
          </table:covered-table-cell>
          <table:covered-table-cell>
            <text:p text:style-name="P564"/>
          </table:covered-table-cell>
          <table:covered-table-cell>
            <text:p text:style-name="P565"/>
          </table:covered-table-cell>
          <table:table-cell table:style-name="TableCell566">
            <text:p text:style-name="P567"><text:span text:style-name="T568">No CD C1 – CD C2</text:span></text:p>
          </table:table-cell>
          <table:table-cell table:style-name="TableCell569">
            <text:p text:style-name="P570"/>
          </table:table-cell>
        </table:table-row>
        <table:table-row table:style-name="TableRow571">
          <table:covered-table-cell>
            <text:p text:style-name="P572"/>
          </table:covered-table-cell>
          <table:covered-table-cell>
            <text:p text:style-name="P573"/>
          </table:covered-table-cell>
          <table:covered-table-cell>
            <text:p text:style-name="P574"/>
          </table:covered-table-cell>
          <table:covered-table-cell>
            <text:p text:style-name="P575"/>
          </table:covered-table-cell>
          <table:table-cell table:style-name="TableCell576">
            <text:p text:style-name="P577"><text:span text:style-name="T578">No CD C2 – CD C2</text:span></text:p>
          </table:table-cell>
          <table:table-cell table:style-name="TableCell579">
            <text:p text:style-name="P580">.021*</text:p>
          </table:table-cell>
        </table:table-row>
        <table:table-row table:style-name="TableRow581">
          <table:table-cell table:style-name="TableCell582" table:number-columns-spanned="6">
            <text:p text:style-name="P583"><text:span text:style-name="T584">Note.<text:s/></text:span><text:span text:style-name="T585">*p<text:s/></text:span><text:span text:style-name="T586">&lt;<text:s/></text:span><text:span text:style-name="T587">.05, **p<text:s/></text:span><text:span text:style-name="T588">&lt;<text:s/></text:span><text:span text:style-name="T589">.01,***p<text:s/></text:span><text:span text:style-name="T590">&lt;<text:s/></text:span><text:span text:style-name="T591">.001. Only significant adj. p-values are displayed</text:span></text:p>
            <text:p text:style-name="P592"><text:span text:style-name="T593">S</text:span><text:span text:style-name="T594">ignificance values for Dunn's test were adjusted by the Bonferroni correction for multiple tests</text:span></text:p>
            <text:p text:style-name="P59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NimbusRomNo9L-ReguItal" svg:font-family="NimbusRomNo9L-ReguItal" style:font-family-generic="system"/>
    <style:font-face style:name="NimbusRomNo9L-Regu" svg:font-family="NimbusRomNo9L-Regu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30T21:31:00Z</meta:creation-date>
    <dc:date>2025-03-30T21:50:00Z</dc:date>
    <meta:template xlink:href="Normal.dotm" xlink:type="simple"/>
    <meta:editing-cycles>5</meta:editing-cycles>
    <meta:editing-duration>PT0S</meta:editing-duration>
    <meta:document-statistic meta:page-count="1" meta:paragraph-count="3" meta:word-count="246" meta:character-count="1797" meta:row-count="12" meta:non-whitespace-character-count="1554"/>
  </office:meta>
</office:document-meta>
</file>